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margin-top="0mm" fo:margin-bottom="0mm" fo:text-align="center" style:justify-single-word="false"/>
    </style:style>
    <style:style style:name="P3" style:family="paragraph" style:parent-style-name="Standard">
      <style:paragraph-properties fo:margin-top="0mm" fo:margin-bottom="0mm" fo:line-height="100%"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No_20_Spacing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 style:master-page-name="Standard">
      <style:paragraph-properties fo:margin-top="0mm" fo:margin-bottom="0mm" fo:text-align="center" style:justify-single-word="false" style:page-number="auto"/>
      <style:text-properties style:font-name="Century Gothic1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mm" fo:margin-bottom="0mm" fo:line-height="100%" fo:text-align="justify" style:justify-single-word="false"/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1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mm" fo:margin-bottom="0mm" fo:text-align="center" style:justify-single-word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Century Gothic" fo:font-size="10pt" style:font-size-asian="10pt" style:font-size-complex="10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5" style:family="paragraph" style:parent-style-name="No_20_Spacing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6" style:family="paragraph" style:parent-style-name="No_20_Spacing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7" style:family="paragraph" style:parent-style-name="No_20_Spacing">
      <style:paragraph-properties fo:margin-left="12.7mm" fo:margin-right="0mm" fo:text-align="justify" style:justify-single-word="false" fo:text-indent="-12.7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 fo:font-weight="bold" style:font-weight-asian="bold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fo:font-weight="bold" style:font-size-asian="10pt" style:font-weight-asian="bold" style:font-size-complex="10pt"/>
    </style:style>
    <style:style style:name="T4" style:family="text">
      <style:text-properties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7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8" style:family="text">
      <style:text-properties style:font-name="Century Gothic1" fo:font-size="10pt" fo:language="en" fo:country="SG" fo:font-weight="bold" style:font-name-asian="SimSun" style:font-size-asian="10pt" style:language-asian="zh" style:country-asian="CN" style:font-weight-asian="bold" style:font-size-complex="10pt"/>
    </style:style>
    <style:style style:name="T9" style:family="text">
      <style:text-properties style:font-name="Century Gothic1" fo:language="en" fo:country="SG" style:font-name-asian="SimSun" style:language-asian="zh" style:country-asian="CN"/>
    </style:style>
    <style:style style:name="T10" style:family="text">
      <style:text-properties style:font-name="Century Gothic1" fo:language="en" fo:country="SG" style:font-name-asian="SimSun" style:language-asian="zh" style:country-asian="CN" style:font-name-complex="TimesNewRoman"/>
    </style:style>
    <style:style style:name="T11" style:family="text">
      <style:text-properties style:font-name="Century Gothic1" fo:language="en" fo:country="SG" style:font-name-asian="Calibri1" style:language-asian="zh" style:country-asian="CN" style:font-name-complex="Courier New"/>
    </style:style>
    <style:style style:name="T12" style:family="text">
      <style:text-properties style:font-name="Century Gothic1" fo:language="en" fo:country="SG" fo:font-weight="bold" style:font-name-asian="SimSun" style:language-asian="zh" style:country-asian="CN" style:font-weight-asian="bold" style:font-name-complex="TimesNewRoman"/>
    </style:style>
    <style:style style:name="T13" style:family="text">
      <style:text-properties style:font-name="Century Gothic1" fo:font-size="16pt" fo:language="en" fo:country="SG" style:font-name-asian="Calibri1" style:font-size-asian="16pt" style:language-asian="zh" style:country-asian="CN" style:font-name-complex="Courier New" style:font-size-complex="16pt"/>
    </style:style>
    <style:style style:name="T14" style:family="text">
      <style:text-properties style:font-name="Century Gothic1" fo:font-weight="normal" style:font-weight-asian="normal" style:font-weight-complex="normal"/>
    </style:style>
    <style:style style:name="T15" style:family="text">
      <style:text-properties style:font-name="Century Gothic1" style:font-weight-complex="bold"/>
    </style:style>
    <style:style style:name="T16" style:family="text">
      <style:text-properties style:font-name="Century Gothic1" fo:font-size="12pt" fo:language="en" fo:country="SG" fo:font-weight="bold" style:font-name-asian="SimSun" style:font-size-asian="12pt" style:language-asian="zh" style:country-asian="CN" style:font-weight-asian="bold" style:font-name-complex="TimesNew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<text:placeholder text:placeholder-type="text">&lt;o.company_id and o.company_id.partner_id and o.company_id.partner_id.name or ''&gt;</text:placeholder></text:span></text:p>
      <text:p text:style-name="P2"><text:span text:style-name="T1"><text:s/></text:span><text:span text:style-name="T2">(UEN# </text:span><text:span text:style-name="T6"><text:placeholder text:placeholder-type="text">&lt;o.company_id and o.company_id.partner_id and o.company_id.partner_id.uen or ''&gt;</text:placeholder></text:span><text:span text:style-name="T2">)</text:span></text:p>
      <text:p text:style-name="P12"><text:placeholder text:placeholder-type="text">&lt;get_company_full_address(o.company_id)&gt;</text:placeholder></text:p>
      <text:p text:style-name="P1"/>
      <text:p text:style-name="P1"/>
      <text:p text:style-name="P1">Date : <text:span text:style-name="T9"><text:placeholder text:placeholder-type="text">&lt;get_datenow()&gt;</text:placeholder></text:span></text:p>
      <text:p text:style-name="P1"/>
      <text:p text:style-name="P8"><text:span text:style-name="T11"><text:placeholder text:placeholder-type="text">&lt;o.name&gt;</text:placeholder></text:span></text:p>
      <text:p text:style-name="P8">UEN : <text:span text:style-name="T9"><text:placeholder text:placeholder-type="text">&lt;o.uen&gt;</text:placeholder></text:span></text:p>
      <text:p text:style-name="P9"><text:span text:style-name="T9"><text:placeholder text:placeholder-type="text">&lt;o.street&gt;</text:placeholder></text:span></text:p>
      <text:p text:style-name="P9"><text:span text:style-name="T9"><text:placeholder text:placeholder-type="text">&lt;o.street2&gt;</text:placeholder></text:span></text:p>
      <text:p text:style-name="P9"><text:span text:style-name="T9"><text:placeholder text:placeholder-type="text">&lt;o.country_id and o.country_id.name or ''&gt;</text:placeholder></text:span><text:span text:style-name="T9"> </text:span><text:span text:style-name="T9"><text:placeholder text:placeholder-type="text">&lt;o.zip&gt;</text:placeholder></text:span></text:p>
      <text:p text:style-name="P10">Attn: <text:span text:style-name="T15"><text:placeholder text:placeholder-type="text">&lt;get_chairman(o.id)&gt;</text:placeholder></text:span></text:p>
      <text:p text:style-name="P1"/>
      <text:p text:style-name="P1">Dear Sir</text:p>
      <text:p text:style-name="P1"/>
      <text:p text:style-name="No_20_Spacing"><text:span text:style-name="T3">RE : </text:span><text:span text:style-name="T7"><text:placeholder text:placeholder-type="text">&lt;o.name&gt;</text:placeholder></text:span><text:span text:style-name="T3"> (UEN :</text:span><text:span text:style-name="T8"><text:placeholder text:placeholder-type="text">&lt;o.uen&gt;</text:placeholder></text:span><text:span text:style-name="T3">)</text:span><text:bookmark text:name="_GoBack"/><text:span text:style-name="T3">- “the Company”</text:span></text:p>
      <text:p text:style-name="P15"><text:s text:c="7"/>CORPORATE SECRETARIAL SERVICES</text:p>
      <text:p text:style-name="P1"/>
      <text:p text:style-name="P1">We are pleased to be appointed as corporate secretarial agent of “the Company”. <text:s/>This letter covers the scope of our responsibilities and arrangements thereof :</text:p>
      <text:p text:style-name="P14">RESPONSIBILITIES</text:p>
      <text:p text:style-name="P4">Unless otherwise agreed upon, our responsibilities are :</text:p>
      <text:p text:style-name="P4"/>
      <text:p text:style-name="P4">( a ) <text:s/><text:tab/>the provision of a natural person as Company Secretary.</text:p>
      <text:p text:style-name="P4"/>
      <text:p text:style-name="P4">( b )<text:tab/>the preparation of routine resolutions and minutes of meetings of Directors and </text:p>
      <text:p text:style-name="P4"><text:s text:c="11"/><text:tab/>Shareholders.</text:p>
      <text:p text:style-name="P4"/>
      <text:p text:style-name="P17">( c ) <text:s/><text:tab/>the preparation and filing of statutory <text:s/>returns of “the Company” with the Accounting and Corporate Regulatory Authority.</text:p>
      <text:p text:style-name="P4"/>
      <text:p text:style-name="P17">( d ) <text:s text:c="4"/><text:tab/>the safe-keeping and maintenance of “the Company’s” statutory registers, minutes book and other statutory records.</text:p>
      <text:p text:style-name="P1"/>
      <text:p text:style-name="P1">During the continuance of our engagement, we will perform our duties ( all on the basis of lawful instructions and directions and information received ) to the best of our ability.</text:p>
      <text:p text:style-name="P1">In order for statutory returns to be lodged within the prescribed time and the Statutory Registers to be kept up-to-date, we require your co-operation in supplying us with the requisite information promptly, whenever we are to attend to the preparation and/or lodgement of any statutory returns on your behalf.</text:p>
      <text:p text:style-name="P3"/>
      <text:p text:style-name="P3"/>
      <text:p text:style-name="P3">Yours faithfully</text:p>
      <text:p text:style-name="P3"/>
      <text:p text:style-name="P3"/>
      <text:p text:style-name="P3"/>
      <text:p text:style-name="P7">Sally Khor</text:p>
      <text:p text:style-name="P11"><text:span text:style-name="T10"><text:placeholder text:placeholder-type="text">&lt;o.company_id and o.company_id.partner_id and o.company_id.partner_id.name or ''&gt;</text:placeholder></text:span></text:p>
      <text:p text:style-name="P7"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5.01mm" fo:margin-bottom="14.01mm" fo:margin-left="25.4mm" fo:margin-right="29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21</meta:editing-cycles>
    <meta:print-date>2014-11-25T05:12:00</meta:print-date>
    <meta:creation-date>2015-05-18T09:22:00</meta:creation-date>
    <dc:date>2015-12-16T11:11:57</dc:date>
    <meta:editing-duration>PT2M12S</meta:editing-duration>
    <meta:generator>LibreOffice/3.5$Linux_X86_64 LibreOffice_project/350m1$Build-2</meta:generator>
    <meta:document-statistic meta:table-count="0" meta:image-count="0" meta:object-count="0" meta:page-count="1" meta:paragraph-count="27" meta:word-count="237" meta:character-count="1702" meta:non-whitespace-character-count="14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